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Droid Sans Mono" svg:font-family="Droid Sans Mono" style:font-family-generic="system" svg:panose-1="2 11 6 4 2 2 2 2 2 4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line-height-at-least="0.2395in"/>
      <style:text-properties style:font-name="Droid Sans Mono" fo:color="#000000" fo:font-size="12.5pt" style:font-size-asian="12.5pt"/>
    </style:style>
    <style:style style:name="P2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" style:parent-style-name="Standard" style:list-style-name="LFO1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" style:parent-style-name="Standard" style:list-style-name="LFO1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" style:parent-style-name="Standard" style:list-style-name="LFO1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9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0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1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2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3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4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7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18" style:parent-style-name="Standard" style:list-style-name="LFO3" style:family="paragraph">
      <style:paragraph-properties style:line-height-at-least="0.2395in"/>
    </style:style>
    <style:style style:name="T19" style:parent-style-name="默认段落字体" style:family="text">
      <style:text-properties style:font-name="Droid Sans Mono" fo:color="#000000" fo:font-size="12.5pt" style:font-size-asian="12.5pt"/>
    </style:style>
    <style:style style:name="P20" style:parent-style-name="Standard" style:list-style-name="LFO3" style:family="paragraph">
      <style:paragraph-properties style:line-height-at-least="0.2395in"/>
    </style:style>
    <style:style style:name="T21" style:parent-style-name="默认段落字体" style:family="text">
      <style:text-properties style:font-name="Droid Sans Mono" fo:color="#000000" fo:font-size="12.5pt" style:font-size-asian="12.5pt"/>
    </style:style>
    <style:style style:name="P22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23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24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25" style:parent-style-name="Standard" style:family="paragraph">
      <style:paragraph-properties style:line-height-at-least="0.2395in"/>
      <style:text-properties fo:color="#000000"/>
    </style:style>
    <style:style style:name="P2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27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28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29" style:parent-style-name="Standard" style:list-style-name="LFO2" style:family="paragraph">
      <style:paragraph-properties style:line-height-at-least="0.2395in"/>
    </style:style>
    <style:style style:name="T30" style:parent-style-name="默认段落字体" style:family="text">
      <style:text-properties style:font-name="Droid Sans Mono" fo:color="#000000" fo:font-size="12.5pt" style:font-size-asian="12.5pt"/>
    </style:style>
    <style:style style:name="P31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2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3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4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6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7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8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39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0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1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2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3" style:parent-style-name="Standard" style:list-style-name="LFO2" style:family="paragraph">
      <style:paragraph-properties style:line-height-at-least="0.2395in"/>
    </style:style>
    <style:style style:name="T44" style:parent-style-name="默认段落字体" style:family="text">
      <style:text-properties style:font-name="Droid Sans Mono" fo:color="#000000" fo:font-size="12.5pt" style:font-size-asian="12.5pt"/>
    </style:style>
    <style:style style:name="P4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7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8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49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0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1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2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3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4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7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8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59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0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1" style:parent-style-name="Standard" style:family="paragraph">
      <style:paragraph-properties style:line-height-at-least="0.2395in"/>
    </style:style>
    <style:style style:name="T62" style:parent-style-name="默认段落字体" style:family="text">
      <style:text-properties style:font-name="Droid Sans Mono" fo:color="#000000" fo:font-size="12.5pt" style:font-size-asian="12.5pt"/>
    </style:style>
    <style:style style:name="P63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4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7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8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69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0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1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2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3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4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7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8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79" style:parent-style-name="Standard" style:family="paragraph">
      <style:paragraph-properties style:line-height-at-least="0.2395in"/>
      <style:text-properties fo:color="#000000"/>
    </style:style>
    <style:style style:name="P80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1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2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3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4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5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6" style:parent-style-name="Standard" style:list-style-name="LFO2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7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8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89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90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91" style:parent-style-name="Standard" style:list-style-name="LFO4" style:family="paragraph">
      <style:paragraph-properties style:line-height-at-least="0.2395in"/>
    </style:style>
    <style:style style:name="T92" style:parent-style-name="默认段落字体" style:family="text">
      <style:text-properties style:font-name="Droid Sans Mono" fo:color="#000000" fo:font-size="12.5pt" style:font-size-asian="12.5pt"/>
    </style:style>
    <style:style style:name="T93" style:parent-style-name="默认段落字体" style:family="text">
      <style:text-properties style:font-name="Droid Sans Mono" fo:color="#000000" fo:font-size="12.5pt" style:font-size-asian="12.5pt"/>
    </style:style>
    <style:style style:name="P94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95" style:parent-style-name="Standard" style:family="paragraph">
      <style:paragraph-properties style:line-height-at-least="0.2395in"/>
      <style:text-properties style:font-name="Droid Sans Mono" fo:color="#000000" fo:font-size="12.5pt" style:font-size-asian="12.5pt"/>
    </style:style>
    <style:style style:name="P96" style:parent-style-name="Standard" style:list-style-name="LFO5" style:family="paragraph">
      <style:paragraph-properties style:line-height-at-least="0.2395in"/>
    </style:style>
    <style:style style:name="T97" style:parent-style-name="默认段落字体" style:family="text">
      <style:text-properties style:font-name="Droid Sans Mono" fo:color="#000000" fo:font-size="12.5pt" style:font-size-asian="12.5pt"/>
    </style:style>
    <style:style style:name="P98" style:parent-style-name="Standard" style:family="paragraph">
      <style:paragraph-properties style:line-height-at-least="0.2395in"/>
    </style:style>
    <style:style style:name="T99" style:parent-style-name="默认段落字体" style:family="text">
      <style:text-properties style:font-name="Droid Sans Mono" fo:color="#000000" fo:font-size="12.5pt" style:font-size-asian="12.5pt"/>
    </style:style>
    <style:style style:name="P100" style:parent-style-name="Standard" style:family="paragraph">
      <style:paragraph-properties style:line-height-at-least="0.2395in"/>
    </style:style>
    <style:style style:name="P101" style:parent-style-name="Standard" style:family="paragraph">
      <style:paragraph-properties style:line-height-at-least="0.2395in"/>
    </style:style>
  </office:automatic-styles>
  <office:body>
    <office:text text:use-soft-page-breaks="true">
      <text:p text:style-name="P1">Project Title: Skip Carts?</text:p>
      <text:p text:style-name="P2">Project Description:</text:p>
      <text:list text:style-name="LFO1" text:continue-numbering="true">
        <text:list-item>
          <text:p text:style-name="P3">A website that allows user to purchase groceries without visiting the stores.</text:p>
        </text:list-item>
        <text:list-item>
          <text:p text:style-name="P4">Users may choose groceries from multiple stores.</text:p>
        </text:list-item>
        <text:list-item>
          <text:p text:style-name="P5">Once the order is made, the stores are notified and<text:s/>prepare the products; the driver is notified and start to collect products.</text:p>
        </text:list-item>
      </text:list>
      <text:p text:style-name="P6">Target audiences: Everyone, all ages.</text:p>
      <text:p text:style-name="P7">Team member: Ying Dong and Ravindra Rawat.</text:p>
      <text:p text:style-name="P8"/>
      <text:p text:style-name="P9">User story:</text:p>
      <text:p text:style-name="P10">/ page:</text:p>
      <text:list text:style-name="LFO2" text:continue-numbering="true">
        <text:list-item>
          <text:p text:style-name="P11">When a user enters the HOME or ‘/Index’ page:</text:p>
          <text:list text:continue-numbering="true">
            <text:list-item>
              <text:p text:style-name="P12">The page shows welcome message,<text:s/>header that contains login/register or email, logout, cart(if the user is logged in), and a navigation bar.</text:p>
            </text:list-item>
            <text:list-item>
              <text:p text:style-name="P13">The navigation bar has links to Home Departments and Stores</text:p>
            </text:list-item>
            <text:list-item>
              <text:p text:style-name="P14">Google map that indicates all the nearby grocery stores.</text:p>
            </text:list-item>
            <text:list-item>
              <text:p text:style-name="P15">A table of<text:s/>recommendations of what the user may want to buy, based on their purchase history.</text:p>
            </text:list-item>
            <text:list-item>
              <text:p text:style-name="P16">The map shows newby store locations and the user’s location</text:p>
            </text:list-item>
          </text:list>
        </text:list-item>
      </text:list>
      <text:p text:style-name="P17"/>
      <text:list text:style-name="LFO3" text:continue-numbering="true">
        <text:list-item>
          <text:list>
            <text:list-item>
              <text:p text:style-name="P18"><text:span text:style-name="T19">When the user hit Home link</text:span></text:p>
              <text:list text:continue-numbering="true">
                <text:list-item>
                  <text:p text:style-name="P20"><text:span text:style-name="T21">It renders ‘/’ page</text:span></text:p>
                </text:list-item>
              </text:list>
            </text:list-item>
          </text:list>
        </text:list-item>
      </text:list>
      <text:p text:style-name="P22"/>
      <text:list text:style-name="LFO2" text:continue-numbering="true">
        <text:list-item>
          <text:list>
            <text:list-item>
              <text:p text:style-name="P23">When the user hits Departments link</text:p>
              <text:list text:continue-numbering="true">
                <text:list-item>
                  <text:p text:style-name="P24">It renders '/departments’ page</text:p>
                </text:list-item>
              </text:list>
            </text:list-item>
          </text:list>
        </text:list-item>
      </text:list>
      <text:p text:style-name="P25"/>
      <text:list text:style-name="LFO2" text:continue-numbering="true">
        <text:list-item>
          <text:list>
            <text:list-item>
              <text:p text:style-name="P26">When the user hits a suggested product</text:p>
              <text:list text:continue-numbering="true">
                <text:list-item>
                  <text:p text:style-name="P27">It renders '/products/:product_id/show'</text:p>
                </text:list-item>
              </text:list>
            </text:list-item>
          </text:list>
        </text:list-item>
      </text:list>
      <text:p text:style-name="P28"/>
      <text:list text:style-name="LFO2" text:continue-numbering="true">
        <text:list-item>
          <text:list>
            <text:list-item>
              <text:p text:style-name="P29"><text:span text:style-name="T30">When the user hits logout</text:span></text:p>
              <text:list text:continue-numbering="true">
                <text:list-item>
                  <text:p text:style-name="P31">The session is emptied and user is logged out.</text:p>
                </text:list-item>
                <text:list-item>
                  <text:p text:style-name="P32">The page only shows welcome message?</text:p>
                </text:list-item>
              </text:list>
            </text:list-item>
          </text:list>
        </text:list-item>
      </text:list>
      <text:p text:style-name="P33"/>
      <text:list text:style-name="LFO2" text:continue-numbering="true">
        <text:list-item>
          <text:list>
            <text:list-item>
              <text:p text:style-name="P34">When the user hits Cart</text:p>
              <text:list text:continue-numbering="true">
                <text:list-item>
                  <text:p text:style-name="P35">Renders the '/cart' page</text:p>
                </text:list-item>
              </text:list>
            </text:list-item>
          </text:list>
        </text:list-item>
      </text:list>
      <text:p text:style-name="P36"/>
      <text:list text:style-name="LFO2" text:continue-numbering="true">
        <text:list-item>
          <text:list>
            <text:list-item>
              <text:p text:style-name="P37">When the<text:s/>user hits Regiser</text:p>
              <text:list text:continue-numbering="true">
                <text:list-item>
                  <text:p text:style-name="P38">Renders the '/users/new' page</text:p>
                </text:list-item>
              </text:list>
            </text:list-item>
          </text:list>
        </text:list-item>
      </text:list>
      <text:p text:style-name="P39"/>
      <text:p text:style-name="P40"/>
      <text:p text:style-name="P41">/users/new page:</text:p>
      <text:list text:style-name="LFO2" text:continue-numbering="true">
        <text:list-item>
          <text:list>
            <text:list-item>
              <text:p text:style-name="P42">Shows a form which has user_name(text field, string), email(text field, string), password(text field, string), password_confirmation(text field, string)</text:p>
            </text:list-item>
            <text:list-item>
              <text:p text:style-name="P43"><text:span text:style-name="T44">A CREATE button</text:span></text:p>
            </text:list-item>
            <text:list-item>
              <text:p text:style-name="P45">When the user<text:s/>hit create</text:p>
              <text:list text:continue-numbering="true">
                <text:list-item>
                  <text:p text:style-name="P46">the user is signed up, and is registered in the session.</text:p>
                </text:list-item>
                <text:list-item>
                  <text:p text:style-name="P47">Redirected back to / page.</text:p>
                </text:list-item>
              </text:list>
            </text:list-item>
          </text:list>
        </text:list-item>
      </text:list>
      <text:p text:style-name="P48"/>
      <text:p text:style-name="P49">/products/:product_id/show page:</text:p>
      <text:list text:style-name="LFO2" text:continue-numbering="true">
        <text:list-item>
          <text:list>
            <text:list-item>
              <text:list>
                <text:list-item>
                  <text:p text:style-name="P50">Descrition of the product,</text:p>
                </text:list-item>
                <text:list-item>
                  <text:p text:style-name="P51">Name,</text:p>
                </text:list-item>
                <text:list-item>
                  <text:p text:style-name="P52">Price,</text:p>
                </text:list-item>
                <text:list-item>
                  <text:p text:style-name="P53">Location,</text:p>
                </text:list-item>
                <text:list-item>
                  <text:p text:style-name="P54">Availability/quantity,</text:p>
                </text:list-item>
                <text:list-item>
                  <text:p text:style-name="P55">+ and - button,</text:p>
                </text:list-item>
                <text:list-item>
                  <text:p text:style-name="P56">quantity in the cart.</text:p>
                </text:list-item>
              </text:list>
            </text:list-item>
          </text:list>
        </text:list-item>
      </text:list>
      <text:p text:style-name="P57"/>
      <text:p text:style-name="P58">/categories/:category_id page:</text:p>
      <text:list text:style-name="LFO2" text:continue-numbering="true">
        <text:list-item>
          <text:list>
            <text:list-item>
              <text:list>
                <text:list-item>
                  <text:p text:style-name="P59">A list of products in the order of distance.</text:p>
                </text:list-item>
              </text:list>
            </text:list-item>
          </text:list>
        </text:list-item>
      </text:list>
      <text:p text:style-name="P60"/>
      <text:p text:style-name="P61"><text:span text:style-name="T62">/cart page</text:span></text:p>
      <text:list text:style-name="LFO2" text:continue-numbering="true">
        <text:list-item>
          <text:list>
            <text:list-item>
              <text:p text:style-name="P63">A list of product in the order of store name or store distance</text:p>
            </text:list-item>
            <text:list-item>
              <text:p text:style-name="P64">Total distance.</text:p>
            </text:list-item>
            <text:list-item>
              <text:p text:style-name="P65">Total.</text:p>
            </text:list-item>
            <text:list-item>
              <text:p text:style-name="P66">GST.</text:p>
            </text:list-item>
            <text:list-item>
              <text:p text:style-name="P67">Driver's Tip(user's choice).</text:p>
            </text:list-item>
            <text:list-item>
              <text:p text:style-name="P68">Delivery fee(fixed percentage).</text:p>
            </text:list-item>
            <text:list-item>
              <text:p text:style-name="P69">Sub_total.</text:p>
            </text:list-item>
            <text:list-item>
              <text:p text:style-name="P70">Estimate time to deliver.</text:p>
            </text:list-item>
            <text:list-item>
              <text:p text:style-name="P71">when the user hit checkout</text:p>
              <text:list text:continue-numbering="true">
                <text:list-item>
                  <text:p text:style-name="P72">Render '/cart/checkout' page</text:p>
                </text:list-item>
              </text:list>
            </text:list-item>
          </text:list>
        </text:list-item>
      </text:list>
      <text:p text:style-name="P73"/>
      <text:p text:style-name="P74">/cart/checkout page:</text:p>
      <text:list text:style-name="LFO2" text:continue-numbering="true">
        <text:list-item>
          <text:list>
            <text:list-item>
              <text:list>
                <text:list-item>
                  <text:p text:style-name="P75">Shows total,sub_total, gst.</text:p>
                </text:list-item>
                <text:list-item>
                  <text:p text:style-name="P76">Choose pay option: palpal or credit card.</text:p>
                </text:list-item>
                <text:list-item>
                  <text:p text:style-name="P77">Pay button.</text:p>
                </text:list-item>
                <text:list-item>
                  <text:p text:style-name="P78">Go back button.</text:p>
                </text:list-item>
              </text:list>
            </text:list-item>
          </text:list>
        </text:list-item>
      </text:list>
      <text:p text:style-name="P79"/>
      <text:soft-page-break/>
      <text:list text:style-name="LFO2" text:continue-numbering="true">
        <text:list-item>
          <text:list>
            <text:list-item>
              <text:list>
                <text:list-item>
                  <text:p text:style-name="P80">when the user hit pay</text:p>
                  <text:list text:continue-numbering="true">
                    <text:list-item>
                      <text:p text:style-name="P81">Sends payment to the stores and<text:s/>the driver. Collect delivery fee.</text:p>
                    </text:list-item>
                    <text:list-item>
                      <text:p text:style-name="P82">Sends user a order confirmation of through email.</text:p>
                    </text:list-item>
                    <text:list-item>
                      <text:p text:style-name="P83">Sends the driver the order information and store location, and fastest route (optional)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text:style-name="LFO2" text:continue-numbering="true">
        <text:list-item>
          <text:list>
            <text:list-item>
              <text:list>
                <text:list-item>
                  <text:p text:style-name="P85">when the user hit go back</text:p>
                  <text:list text:continue-numbering="true">
                    <text:list-item>
                      <text:p text:style-name="P86">Go back to '/cart' page.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8">Stack Choice:</text:p>
      <text:p text:style-name="P89"/>
      <text:p text:style-name="P90">Front End:</text:p>
      <text:list text:style-name="LFO4" text:continue-numbering="true">
        <text:list-item>
          <text:p text:style-name="P91"><text:span text:style-name="T92">Reac</text:span><text:span text:style-name="T93">tjs, React-route-dom, Bootstrap, regular css, AJAX</text:span></text:p>
        </text:list-item>
      </text:list>
      <text:p text:style-name="P94"/>
      <text:p text:style-name="P95">Back End:</text:p>
      <text:list text:style-name="LFO5" text:continue-numbering="true">
        <text:list-item>
          <text:p text:style-name="P96"><text:span text:style-name="T97">Knex?, Express,</text:span></text:p>
        </text:list-item>
      </text:list>
      <text:p text:style-name="P98"><text:span text:style-name="T99">DatabasePostgresQL, nodejs,</text:span></text:p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Droid Sans Mono" svg:font-family="Droid Sans Mono" style:font-family-generic="system" svg:panose-1="2 11 6 4 2 2 2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ngXia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4330</dc:creator>
    <meta:creation-date>2018-12-11T15:54:00Z</meta:creation-date>
    <dc:date>2021-03-01T01:43:00Z</dc:date>
    <meta:template xlink:href="Normal.dotm" xlink:type="simple"/>
    <meta:editing-cycles>95</meta:editing-cycles>
    <meta:editing-duration>PT6540S</meta:editing-duration>
    <meta:document-statistic meta:page-count="3" meta:paragraph-count="5" meta:word-count="386" meta:character-count="2587" meta:row-count="18" meta:non-whitespace-character-count="2206"/>
  </office:meta>
</office:document-meta>
</file>